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08000004B061B4CC9C1B314EF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magine1" text:anchor-type="char" svg:width="15.002cm" svg:height="9.999cm" draw:z-index="0"><draw:image xlink:href="Pictures/1000000100000708000004B061B4CC9C1B314EFE.png" xlink:type="simple" xlink:show="embed" xlink:actuate="onLoad" draw:mime-type="image/png"/></draw:frame><draw:frame draw:style-name="fr1" draw:name="Immagine2" text:anchor-type="char" svg:x="1.295cm" svg:y="13.002cm" svg:width="15.002cm" svg:height="9.999cm" draw:z-index="1"><draw:image xlink:href="Pictures/1000000100000708000004B061B4CC9C1B314EF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4T11:23:15.496998695</meta:creation-date>
    <meta:print-date>2022-05-14T11:28:54.749761622</meta:print-date>
    <dc:date>2022-12-24T18:41:01.741249068</dc:date>
    <meta:editing-duration>PT11M42S</meta:editing-duration>
    <meta:editing-cycles>3</meta:editing-cycles>
    <meta:generator>LibreOffice/7.3.7.2$Linux_X86_64 LibreOffice_project/30$Build-2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